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7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8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9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0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WE-Projekt: Servermanager für Serverdienste auf Debiansystemen im lokalen Netzwerk</text:p>
      <text:p text:style-name="Standard"/>
      <text:p text:style-name="P1">Protokoll: Besprechung 13.Februar 2012</text:p>
      <text:p text:style-name="P1"/>
      <text:p text:style-name="P1"/>
      <text:p text:style-name="P2"><text:span text:style-name="T1">Anwesend</text:span>: </text:p>
      <text:p text:style-name="P2">mw, fm, pt</text:p>
      <text:p text:style-name="P2"/>
      <text:p text:style-name="P2"><text:span text:style-name="T1">Kurzbeschreibung</text:span>: </text:p>
      <text:p text:style-name="P2">Modellierung der Datenbank.</text:p>
      <text:p text:style-name="P2">Weitere XML-Schemata erstellt.</text:p>
      <text:p text:style-name="P2">Diskussion über Command-Objekt und die Empfangsart der XML-Datei.</text:p>
      <text:p text:style-name="P2"/>
      <text:p text:style-name="P8"><text:span text:style-name="T1">Datenbank</text:span>:</text:p>
      <text:list xml:id="list1123449761" text:style-name="L7">
        <text:list-item>
          <text:p text:style-name="P4">Vorlagen für Tabellen erstellt</text:p>
        </text:list-item>
      </text:list>
      <text:p text:style-name="P2"/>
      <text:p text:style-name="P2"><text:span text:style-name="T1">XML-Schemata</text:span>:</text:p>
      <text:list xml:id="list924771937" text:style-name="L8">
        <text:list-item>
          <text:p text:style-name="P5">weitere Schemata und Beispiele erstellt</text:p>
        </text:list-item>
      </text:list>
      <text:p text:style-name="P2"/>
      <text:p text:style-name="P2"><text:span text:style-name="T1">Empfangsart</text:span>:</text:p>
      <text:list xml:id="list1502815763" text:style-name="L9">
        <text:list-item>
          <text:p text:style-name="P6">Versand als ein String</text:p>
        </text:list-item>
        <text:list-item>
          <text:p text:style-name="P6">entspricht den Konventionen der XML-Schemata</text:p>
        </text:list-item>
        <text:list-item>
          <text:p text:style-name="P6">Speichern der Informationen in einem Command-Objekt</text:p>
        </text:list-item>
      </text:list>
      <text:p text:style-name="P2"/>
      <text:p text:style-name="P2"><text:span text:style-name="T1">Command-Objekt</text:span>:</text:p>
      <text:list xml:id="list1095375949" text:style-name="L10">
        <text:list-item>
          <text:p text:style-name="P7">enthält: name=, from=, attribute=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2-02-14T18:39:28</meta:creation-date>
    <dc:date>2012-02-14T19:39:30</dc:date>
    <dc:creator>user </dc:creator>
    <meta:editing-duration>PT43M43S</meta:editing-duration>
    <meta:editing-cycles>10</meta:editing-cycles>
    <meta:generator>LibreOffice/3.4$Unix LibreOffice_project/340m1$Build-402</meta:generator>
    <meta:document-statistic meta:table-count="0" meta:image-count="0" meta:object-count="0" meta:page-count="1" meta:paragraph-count="18" meta:word-count="70" meta:character-count="556" meta:non-whitespace-character-count="508"/>
  </office:meta>
</office:document-meta>
</file>